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148.85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568.46pt"/>
    </style:style>
    <style:style style:name="co5" style:family="table-column">
      <style:table-column-properties fo:break-before="auto" style:column-width="345.71pt"/>
    </style:style>
    <style:style style:name="co6" style:family="table-column">
      <style:table-column-properties fo:break-before="auto" style:column-width="271.2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4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-Nov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2" office:value-type="string" calcext:value-type="string">
            <text:p>Dove</text:p>
          </table:table-cell>
          <table:table-cell table:style-name="ce4" office:value-type="string" calcext:value-type="string">
            <text:p>Versione Ros</text:p>
          </table:table-cell>
          <table:table-cell table:style-name="ce9" office:value-type="string" calcext:value-type="string">
            <text:p>Autori</text:p>
          </table:table-cell>
          <table:table-cell table:style-name="ce8" office:value-type="string" calcext:value-type="string">
            <text:p>Descrizione</text:p>
          </table:table-cell>
          <table:table-cell office:value-type="string" calcext:value-type="string">
            <text:p>Readm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https://wiki.ros.org/rplidar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lamtec</text:p>
          </table:table-cell>
          <table:table-cell office:value-type="string" calcext:value-type="string">
            <text:p>Nodi per usare lidar</text:p>
          </table:table-cell>
          <table:table-cell/>
        </table:table-row>
        <table:table-row table:style-name="ro1">
          <table:table-cell office:value-type="string" calcext:value-type="string">
            <text:p>hector_slam</text:p>
          </table:table-cell>
          <table:table-cell office:value-type="string" calcext:value-type="string">
            <text:p><text:a xlink:href="https://wiki.ros.org/hector_slam" xlink:type="simple">https://wiki.ros.org/hector_slam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tefan Kohlbrecher, Johannes Meyer</text:p>
          </table:table-cell>
          <table:table-cell office:value-type="string" calcext:value-type="string">
            <text:p>Package per slam, utilizzato principalmente per l’acquisizione di mappe</text:p>
          </table:table-cell>
          <table:table-cell office:value-type="string" calcext:value-type="string">
            <text:p>Serve qt</text:p>
          </table:table-cell>
        </table:table-row>
        <table:table-row table:style-name="ro1">
          <table:table-cell office:value-type="string" calcext:value-type="string">
            <text:p>scan_tools</text:p>
          </table:table-cell>
          <table:table-cell office:value-type="string" calcext:value-type="string">
            <text:p>https://wiki.ros.org/scan_tools</text:p>
          </table:table-cell>
          <table:table-cell office:value-type="string" calcext:value-type="string">
            <text:p>Kinetic (indigo)</text:p>
          </table:table-cell>
          <table:table-cell office:value-type="string" calcext:value-type="string">
            <text:p>Ivan Dryanovski</text:p>
          </table:table-cell>
          <table:table-cell office:value-type="string" calcext:value-type="string">
            <text:p>package per slam, utilizzato per incremental laser scan matcher</text:p>
          </table:table-cell>
          <table:table-cell office:value-type="string" calcext:value-type="string">
            <text:p>Servono diversi pacchetti, leggere scan_tools_readme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ostra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0" office:value-type="string" calcext:value-type="string">
            <text:p>perception_pcl</text:p>
          </table:table-cell>
          <table:table-cell table:style-name="ce10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0" office:value-type="string" calcext:value-type="string">
            <text:p>pcl_msgs</text:p>
          </table:table-cell>
          <table:table-cell table:style-name="ce10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0" office:value-type="string" calcext:value-type="string">
            <text:p>geometry2</text:p>
          </table:table-cell>
          <table:table-cell table:style-name="ce10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0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tf2_bullet rimoss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5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0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0:24:10.597127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4-22T10:30:10.631111121</dc:date>
    <meta:editing-duration>PT2H42M43S</meta:editing-duration>
    <meta:editing-cycles>16</meta:editing-cycles>
    <meta:generator>LibreOffice/6.0.7.3$Linux_X86_64 LibreOffice_project/00m0$Build-3</meta:generator>
    <meta:document-statistic meta:table-count="3" meta:cell-count="156" meta:object-count="0"/>
  </office:meta>
</office:document-meta>
</file>